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0000000300D1A4F8A600D53285.jpg" manifest:media-type="image/jpeg"/>
  <manifest:file-entry manifest:full-path="Pictures/100000000000002000000020B2FF2A327EABC87D.png" manifest:media-type="image/png"/>
  <manifest:file-entry manifest:full-path="Pictures/10000201000000C800000038D046C8376240DA2E.png" manifest:media-type="image/png"/>
  <manifest:file-entry manifest:full-path="Pictures/100002010000012C0000012CD115707560494350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alibri2" svg:font-family="Calibri" style:font-family-generic="swiss"/>
    <style:font-face style:name="Consolas5" svg:font-family="Consolas" style:font-family-generic="modern" style:font-pitch="fixed"/>
    <style:font-face style:name="Consolas3" svg:font-family="Consolas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Consolas4" svg:font-family="Consolas" style:font-family-generic="modern" style:font-pitch="variable"/>
    <style:font-face style:name="Consolas2" svg:font-family="Consolas" style:font-adornments="Regular" style:font-family-generic="modern" style:font-pitch="variable"/>
    <style:font-face style:name="Lao UI2" svg:font-family="'Lao UI'" style:font-family-generic="modern" style:font-pitch="variable"/>
    <style:font-face style:name="Liberation Mono1" svg:font-family="'Liberation Mono', 'Courier New'" style:font-family-generic="moder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ao UI" svg:font-family="'Lao UI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ao UI1" svg:font-family="'Lao UI'" style:font-family-generic="swiss" style:font-pitch="variable"/>
    <style:font-face style:name="Arial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HP_25_20Akademija_25_20template_25_20v42-title">
      <style:graphic-properties fo:min-height="4.508cm"/>
    </style:style>
    <style:style style:name="pr2" style:family="presentation" style:parent-style-name="PHP_25_20Akademija_25_20template_25_20v42-notes">
      <style:graphic-properties draw:fill-color="#ffffff" draw:auto-grow-height="true" fo:min-height="13.364cm"/>
    </style:style>
    <style:style style:name="pr3" style:family="presentation" style:parent-style-name="PHP_25_20Akademija_25_20template_25_20v41-title">
      <style:graphic-properties draw:auto-grow-height="true" fo:min-height="2.508cm"/>
    </style:style>
    <style:style style:name="pr4" style:family="presentation" style:parent-style-name="PHP_25_20Akademija_25_20template_25_20v41-outline1">
      <style:graphic-properties fo:min-height="19.75cm"/>
    </style:style>
    <style:style style:name="pr5" style:family="presentation" style:parent-style-name="PHP_25_20Akademija_25_20template_25_20v41-notes">
      <style:graphic-properties draw:fill-color="#ffffff" draw:auto-grow-height="true" fo:min-height="13.364cm"/>
    </style:style>
    <style:style style:name="pr6" style:family="presentation" style:parent-style-name="PHP_25_20Akademija_25_20template_25_20v41-notes">
      <style:graphic-properties draw:fill-color="#ffffff" fo:min-height="13.364cm"/>
    </style:style>
    <style:style style:name="pr7" style:family="presentation" style:parent-style-name="PHP_25_20Akademija_25_20template_25_20v41-title">
      <style:graphic-properties fo:min-height="2.508cm"/>
    </style:style>
    <style:style style:name="pr8" style:family="presentation" style:parent-style-name="PHP_25_20Akademija_25_20template_25_20v41-title">
      <style:graphic-properties fo:min-height="3.151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onsolas5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Lao UI1"/>
    </style:style>
    <style:style style:name="T6" style:family="text">
      <style:text-properties style:font-name="Lao UI1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HP_25_20Akademija_25_20template_25_20v42" presentation:presentation-page-layout-name="AL1T19">
        <office:forms form:automatic-focus="false" form:apply-design-mode="false"/>
        <draw:frame presentation:style-name="pr1" draw:layer="layout" svg:width="32.399cm" svg:height="4.508cm" svg:x="1.801cm" svg:y="11.6cm" presentation:class="title" presentation:user-transformed="true">
          <draw:text-box>
            <text:p>Symfony Security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 presentation:user-transformed="true">
          <draw:text-box>
            <text:p>Osnovni koncepti</text:p>
          </draw:text-box>
        </draw:frame>
        <draw:frame presentation:style-name="pr4" draw:layer="layout" svg:width="32.399cm" svg:height="20cm" svg:x="1.8cm" svg:y="4.6cm" presentation:class="outline" presentation:user-transformed="true">
          <draw:text-box>
            <text:p xml:id="id1" text:id="id1"><text:span text:style-name="T1">Authentication</text:span> - provjera identiteta korisnika</text:p>
            <text:list text:style-name="L2">
              <text:list-item>
                <text:p xml:id="id2" text:id="id2">Login forma</text:p>
              </text:list-item>
              <text:list-item>
                <text:p xml:id="id3" text:id="id3">HTTP basic</text:p>
              </text:list-item>
              <text:list-item>
                <text:p xml:id="id4" text:id="id4">API token</text:p>
              </text:list-item>
            </text:list>
            <text:p xml:id="id5" text:id="id5"><text:span text:style-name="T1">Authorization</text:span></text:p>
            <text:list text:continue-numbering="true" text:style-name="L2">
              <text:list-item>
                <text:p xml:id="id6" text:id="id6">Ima li korisnik pravo pristupa nekom resursu</text:p>
              </text:list-item>
              <text:list-item>
                <text:p xml:id="id7" text:id="id7">Vrši se nakon uspješne autentifikacij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Symfony Security komponenta</text:p>
          </draw:text-box>
        </draw:frame>
        <draw:frame presentation:style-name="pr4" draw:layer="layout" svg:width="32.399cm" svg:height="20cm" svg:x="1.8cm" svg:y="4.6cm" presentation:class="outline">
          <draw:text-box>
            <text:p xml:id="id8" text:id="id8">Zadužena za:</text:p>
            <text:list text:style-name="L2">
              <text:list-item>
                <text:p xml:id="id9" text:id="id9">Identifikaciju korisnika</text:p>
              </text:list-item>
              <text:list-item>
                <text:p xml:id="id10" text:id="id10">Autorizaciju</text:p>
              </text:list-item>
              <text:list-item>
                <text:p xml:id="id11" text:id="id11">Dohvaćanje User objekta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HP_25_20Akademija_25_20template_25_20v42" presentation:presentation-page-layout-name="AL1T19">
        <office:forms form:automatic-focus="false" form:apply-design-mode="false"/>
        <draw:frame presentation:style-name="pr1" draw:layer="layout" svg:width="32.399cm" svg:height="4.508cm" svg:x="2.001cm" svg:y="11.8cm" presentation:class="title" presentation:user-transformed="true">
          <draw:text-box>
            <text:p>Authentication</text:p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HP_25_20Akademija_25_20template_25_20v41" presentation:presentation-page-layout-name="AL2T1">
        <office:forms form:automatic-focus="false" form:apply-design-mode="false"/>
        <draw:frame presentation:style-name="pr7" draw:layer="layout" svg:width="25.8cm" svg:height="2.508cm" svg:x="1.8cm" svg:y="1.192cm" presentation:class="title" presentation:user-transformed="true">
          <draw:text-box>
            <text:p>Konfiguracija</text:p>
          </draw:text-box>
        </draw:frame>
        <draw:frame presentation:style-name="pr4" draw:layer="layout" svg:width="32.399cm" svg:height="20cm" svg:x="1.8cm" svg:y="4.6cm" presentation:class="outline" presentation:user-transformed="true">
          <draw:text-box>
            <text:p xml:id="id12" text:id="id12">Symfony <text:a xlink:href="http://symfony.com/doc/current/security.html#initial-security-yml-setup-authentication" xlink:type="simple">sigurnosnu konfiguraciju</text:a> naše aplikacije sprema u</text:p>
            <text:p xml:id="id13" text:id="id13" text:style-name="P3"><text:span text:style-name="T2">app/config/security.yml</text:span></text:p>
            <text:p xml:id="id14" text:id="id14"><text:span text:style-name="T3">Opcija </text:span><text:span text:style-name="T4">firewalls</text:span> konfigurira način autentifikacije, na primjer:</text:p>
            <text:list text:style-name="L2">
              <text:list-item>
                <text:p xml:id="id15" text:id="id15">Basic HTTP auth</text:p>
              </text:list-item>
              <text:list-item>
                <text:p xml:id="id16" text:id="id16"><text:a xlink:href="http://symfony.com/doc/current/security/form_login_setup.html" xlink:type="simple">Login forma</text:a></text:p>
              </text:list-item>
            </text:list>
            <text:p xml:id="id17" text:id="id17">Opcija <text:span text:style-name="T4">providers </text:span><text:span text:style-name="T3">k</text:span>onfigurira način dohvaćanja korisnika:</text:p>
            <text:list text:continue-numbering="true" text:style-name="L2">
              <text:list-item>
                <text:p xml:id="id18" text:id="id18">Direktno iz konfiguracije (In memory)</text:p>
              </text:list-item>
              <text:list-item>
                <text:p xml:id="id19" text:id="id19">Iz baze (npr. <text:a xlink:href="http://symfony.com/doc/current/security/entity_provider.html" xlink:type="simple">pomoću Doctrine-a</text:a>)</text:p>
              </text:list-item>
              <text:list-item>
                <text:p xml:id="id20" text:id="id20"><text:a xlink:href="http://symfony.com/doc/current/security/custom_provider.html" xlink:type="simple">Custom User provider</text:a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6" draw:text-style-name="P1" draw:layer="layout" svg:width="16.799cm" svg:height="13.364cm" svg:x="2.1cm" svg:y="14.107cm" presentation:class="notes">
            <draw:text-box>
              <text:p>Za aplikaciju možemo definirati više različitih firewall-a, iako je u praksi obično dovoljan jedan</text:p>
            </draw:text-box>
          </draw:frame>
        </presentation:notes>
      </draw:page>
      <draw:page draw:name="page6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Konfiguracija</text:p>
          </draw:text-box>
        </draw:frame>
        <draw:frame presentation:style-name="pr4" draw:layer="layout" svg:width="32.399cm" svg:height="20cm" svg:x="1.8cm" svg:y="4.6cm" presentation:class="outline">
          <draw:text-box>
            <text:p xml:id="id21" text:id="id21">Opcija <text:span text:style-name="T4">encoders </text:span><text:span text:style-name="T3">konfigurira način zapisivanja lozinke:</text:span></text:p>
            <text:list text:style-name="L2">
              <text:list-item>
                <text:p xml:id="id22" text:id="id22"><text:span text:style-name="T3">plain text</text:span></text:p>
              </text:list-item>
              <text:list-item>
                <text:p xml:id="id23" text:id="id23"><text:span text:style-name="T3">bcrypt</text:span></text:p>
              </text:list-item>
              <text:list-item>
                <text:p xml:id="id24" text:id="id24"><text:span text:style-name="T3">sha512</text:span></text:p>
              </text:list-item>
            </text:list>
            <text:p xml:id="id25" text:id="id25"><text:span text:style-name="T3">Opcija </text:span><text:span text:style-name="T4">access_control</text:span><text:span text:style-name="T3"> kontrolira pravo pristupa određenim resursima za određene tipove korisnik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HP_25_20Akademija_25_20template_25_20v41" presentation:presentation-page-layout-name="AL2T1">
        <office:forms form:automatic-focus="false" form:apply-design-mode="false"/>
        <draw:frame presentation:style-name="pr7" draw:layer="layout" svg:width="25.8cm" svg:height="2.508cm" svg:x="1.8cm" svg:y="1.192cm" presentation:class="title" presentation:user-transformed="true">
          <draw:text-box>
            <text:p>In memory user provider</text:p>
          </draw:text-box>
        </draw:frame>
        <draw:frame presentation:style-name="pr4" draw:layer="layout" svg:width="32.399cm" svg:height="20cm" svg:x="1.8cm" svg:y="4.6cm" presentation:class="outline" presentation:user-transformed="true">
          <draw:text-box>
            <text:list text:style-name="L2">
              <text:list-item>
                <text:p>Najjednostavniji način: hardokodira korisnike u security.yml</text:p>
              </text:list-item>
              <text:list-item>
                <text:p>Vrlo ograničen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HP_25_20Akademija_25_20template_25_20v41" presentation:presentation-page-layout-name="AL2T1">
        <office:forms form:automatic-focus="false" form:apply-design-mode="false"/>
        <draw:frame presentation:style-name="pr7" draw:layer="layout" svg:width="25.8cm" svg:height="2.508cm" svg:x="1.8cm" svg:y="1.192cm" presentation:class="title" presentation:user-transformed="true">
          <draw:text-box>
            <text:p>Encoders</text:p>
          </draw:text-box>
        </draw:frame>
        <draw:frame presentation:style-name="pr4" draw:layer="layout" svg:width="32.399cm" svg:height="20cm" svg:x="1.8cm" svg:y="4.6cm" presentation:class="outline">
          <draw:text-box>
            <text:p xml:id="id26" text:id="id26"><text:span text:style-name="T1">Plain text</text:span></text:p>
            <text:list text:style-name="L2">
              <text:list-item>
                <text:p xml:id="id27" text:id="id27">Čuva lozinke kao običan text</text:p>
              </text:list-item>
              <text:list-item>
                <text:p xml:id="id28" text:id="id28">Lozinke vidljive svima koji imaju pristup bazi</text:p>
              </text:list-item>
            </text:list>
            <text:p xml:id="id29" text:id="id29">Bolja opcija: <text:span text:style-name="T1">bcrypt</text:span></text:p>
            <text:list text:continue-numbering="true" text:style-name="L2">
              <text:list-item>
                <text:p xml:id="id30" text:id="id30">Hash-ira lozinke prije spremanja</text:p>
              </text:list-item>
              <text:list-item>
                <text:p xml:id="id31" text:id="id31">Koristi ugrađeni "salt" za dodatnu sigurnost</text:p>
              </text:list-item>
              <text:list-item>
                <text:p xml:id="id32" text:id="id32">"Trošak" hash-iranja se može konfigurirati (cost parametar) kako bi se bolje zaštitili od brute force napada</text:p>
              </text:list-item>
            </text:list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HP_25_20Akademija_25_20template_25_20v41" presentation:presentation-page-layout-name="AL2T1">
        <office:forms form:automatic-focus="false" form:apply-design-mode="false"/>
        <draw:frame presentation:style-name="pr7" draw:layer="layout" svg:width="25.8cm" svg:height="2.508cm" svg:x="1.8cm" svg:y="1.192cm" presentation:class="title" presentation:user-transformed="true">
          <draw:text-box>
            <text:p>Tradicionalna forma za prijavu</text:p>
          </draw:text-box>
        </draw:frame>
        <draw:frame presentation:style-name="pr4" draw:layer="layout" svg:width="32.2cm" svg:height="20cm" svg:x="1.8cm" svg:y="4.6cm" presentation:class="outline" presentation:user-transformed="true">
          <draw:text-box>
            <text:p xml:id="id33" text:id="id33">Zamijenimo HTTP autentifikaciju sa tradicionalnom <text:a xlink:href="http://symfony.com/doc/current/security/form_login_setup.html" xlink:type="simple">login formom</text:a>:</text:p>
            <text:list text:style-name="L4">
              <text:list-item>
                <text:p xml:id="id34" text:id="id34"><text:s/>Konfiguriramo u <text:span text:style-name="T4">main</text:span> firewallu putanju na login formu i putanju za provjeru</text:p>
              </text:list-item>
              <text:list-item>
                <text:p xml:id="id35" text:id="id35"><text:s/>Stvorimo akciju za login</text:p>
              </text:list-item>
              <text:list-item>
                <text:p xml:id="id36" text:id="id36"><text:s/>Stvorimo HTML login formu</text:p>
              </text:list-item>
            </text:list>
            <text:p xml:id="id37" text:id="id37">Radi bolje sigurnosti možemo dodati <text:a xlink:href="http://symfony.com/doc/current/security/csrf_in_login_form.html" xlink:type="simple">CSRF token</text:a> na formu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Dohvaćanje korisnika iz baze</text:p>
          </draw:text-box>
        </draw:frame>
        <draw:frame presentation:style-name="pr4" draw:layer="layout" svg:width="32.399cm" svg:height="20cm" svg:x="1.8cm" svg:y="4.6cm" presentation:class="outline" presentation:user-transformed="true">
          <draw:text-box>
            <text:p xml:id="id38" text:id="id38">Symfony nam omogućava da korisnika dohvatimo iz baze uz pomoć Doctrine-a</text:p>
            <text:p xml:id="id39" text:id="id39">Za ovo prvo trebamo u bazu spremiti lozinke hashirane bcrypt algoritmom, za što koristimo konzolnu naredbu:</text:p>
            <text:p xml:id="id40" text:id="id40" text:style-name="P3"><text:span text:style-name="T2">php bin/console security:encode-password</text:span></text:p>
            <text:p xml:id="id41" text:id="id41" text:style-name="P4"><text:span text:style-name="T5">Ova naredba će izgenerirati lozinku hashiranu sa prvim encoderom definiranim u </text:span><text:span text:style-name="T6">security.yml konfiguraciji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Odjava korisnika</text:p>
          </draw:text-box>
        </draw:frame>
        <draw:frame presentation:style-name="pr4" draw:layer="layout" svg:width="31.4cm" svg:height="20cm" svg:x="1.8cm" svg:y="4.6cm" presentation:class="outline" presentation:user-transformed="true">
          <draw:text-box>
            <text:p>Za <text:a xlink:href="http://symfony.com/doc/current/security.html#logging-out" xlink:type="simple">odjavu korisnika</text:a> potrebno je izmijeniti security konfiguraciju i dodati praznu rutu za logout u:</text:p>
            <text:p text:style-name="P3"><text:span text:style-name="T2">app/config/routing.yml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HP_25_20Akademija_25_20template_25_20v42" presentation:presentation-page-layout-name="AL1T19">
        <office:forms form:automatic-focus="false" form:apply-design-mode="false"/>
        <draw:frame presentation:style-name="pr1" draw:layer="layout" svg:width="32.399cm" svg:height="4.508cm" svg:x="2.001cm" svg:y="11.8cm" presentation:class="title" presentation:user-transformed="true">
          <draw:text-box>
            <text:p>Authorization</text:p>
          </draw:text-box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HP_25_20Akademija_25_20template_25_20v41" presentation:presentation-page-layout-name="AL2T1">
        <office:forms form:automatic-focus="false" form:apply-design-mode="false"/>
        <draw:frame presentation:style-name="pr7" draw:layer="layout" svg:width="25.8cm" svg:height="2.508cm" svg:x="1.8cm" svg:y="1.192cm" presentation:class="title" presentation:user-transformed="true">
          <draw:text-box>
            <text:p>Autorizacija</text:p>
          </draw:text-box>
        </draw:frame>
        <draw:frame presentation:style-name="pr4" draw:layer="layout" svg:width="32.399cm" svg:height="20cm" svg:x="1.8cm" svg:y="4.6cm" presentation:class="outline">
          <draw:text-box>
            <text:p xml:id="id42" text:id="id42">Smije li prijavljeni korisnik vidjeti neki resurs</text:p>
            <text:p xml:id="id43" text:id="id43">Uloge (eng. Roles)</text:p>
            <text:list text:style-name="L2">
              <text:list-item>
                <text:p xml:id="id44" text:id="id44">Korisnik kod prijave dobije skup uloga (npr. ROLE_ADMIN)</text:p>
              </text:list-item>
              <text:list-item>
                <text:p xml:id="id45" text:id="id45">Moraju počinjati sa ROLE_ prefiksom</text:p>
              </text:list-item>
              <text:list-item>
                <text:p xml:id="id46" text:id="id46">Svaki korisnik mora imati barem jednu ulogu </text:p>
                <text:list>
                  <text:list-item>
                    <text:p xml:id="id47" text:id="id47">Konvencija je svim korisnicima da ti ROLE_USE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Zabrana pristupa resursu</text:p>
          </draw:text-box>
        </draw:frame>
        <draw:frame presentation:style-name="pr4" draw:layer="layout" svg:width="32.399cm" svg:height="20cm" svg:x="1.8cm" svg:y="4.6cm" presentation:class="outline" presentation:user-transformed="true">
          <draw:text-box>
            <text:p xml:id="id48" text:id="id48"><text:a xlink:href="http://symfony.com/doc/current/security.html#security-authorization-access-control" xlink:type="simple">access_control</text:a> u security.yml zabranjuje pristup preko URL patterna</text:p>
            <text:list text:style-name="L2">
              <text:list-item>
                <text:p xml:id="id49" text:id="id49">Možemo definirati koliko god patterna trebamo</text:p>
              </text:list-item>
              <text:list-item>
                <text:p xml:id="id50" text:id="id50">Jednostavno korištenje</text:p>
              </text:list-item>
              <text:list-item>
                <text:p xml:id="id51" text:id="id51">Symfony traži pattern od vrha i staje čim nađe neki koji odogvara trenutnom URL-u</text:p>
              </text:list-item>
            </text:list>
            <text:p xml:id="id52" text:id="id52">Zabrana pristupa <text:a xlink:href="http://symfony.com/doc/current/security.html#securing-controllers-and-other-code" xlink:type="simple">unutar kontrolera</text:a></text:p>
            <text:list text:continue-numbering="true" text:style-name="L2">
              <text:list-item>
                <text:p xml:id="id53" text:id="id53">Fleksibilnija opcija</text:p>
              </text:list-item>
              <text:list-item>
                <text:p xml:id="id54" text:id="id54">Moguće zabraniti pristup preko @Security anotacije</text:p>
              </text:list-item>
            </text:list>
            <text:p xml:id="id55" text:id="id55">Kontrola pristupa <text:a xlink:href="http://symfony.com/doc/current/security.html#access-control-in-templates" xlink:type="simple">preko Twiga</text:a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Provjera je li korisnik prijavljen</text:p>
          </draw:text-box>
        </draw:frame>
        <draw:frame presentation:style-name="pr4" draw:layer="layout" svg:width="32cm" svg:height="20cm" svg:x="1.8cm" svg:y="4.6cm" presentation:class="outline" presentation:user-transformed="true">
          <draw:text-box>
            <text:p xml:id="id56" text:id="id56">Ako samo želimo provjeriti je li korisnik prijavljen, a ne zanima nas koju ulogu ima</text:p>
            <text:p xml:id="id57" text:id="id57">Symfony definira tri "pseudo" uloge koje možemo provjeriti:</text:p>
            <text:p xml:id="id58" text:id="id58">IS_AUTHENTICATED_REMEMBERED – svi prijavljeni korisnici imaju ovu ulogu</text:p>
            <text:p xml:id="id59" text:id="id59">IS_AUTHENTICATED_FULLY – snažnija provjera, korisnik se ne smatra prijavljenim ako je prijavljen jedino zbog "remember me" cookie-ja</text:p>
            <text:p xml:id="id60" text:id="id60">IS_AUTHENTICATED_ANONYMOUSLY – svi korisnici, uključujući i anonimne, imaju ovu ulogu, korisno za whitelisting URL-ova kojima svi imaju pristup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HP_25_20Akademija_25_20template_25_20v41" presentation:presentation-page-layout-name="AL2T1">
        <office:forms form:automatic-focus="false" form:apply-design-mode="false"/>
        <draw:frame presentation:style-name="pr8" draw:layer="layout" svg:width="25.8cm" svg:height="3.151cm" svg:x="1.8cm" svg:y="0.871cm" presentation:class="title" presentation:user-transformed="true">
          <draw:text-box>
            <text:p>Kontrola pristupa individualnim objektima</text:p>
          </draw:text-box>
        </draw:frame>
        <draw:frame presentation:style-name="pr4" draw:layer="layout" svg:width="32.399cm" svg:height="20cm" svg:x="1.8cm" svg:y="4.6cm" presentation:class="outline" presentation:user-transformed="true">
          <draw:text-box>
            <text:p xml:id="id61" text:id="id61">Primjer: svaki korisnik smije uređivati samo svoj smještaj.</text:p>
            <text:p xml:id="id62" text:id="id62">Symfony nudi dva načina provjere:</text:p>
            <text:list text:style-name="L2">
              <text:list-item>
                <text:p xml:id="id63" text:id="id63"><text:a xlink:href="http://symfony.com/doc/current/security/voters.html" xlink:type="simple">Voters</text:a> (preferirani način)</text:p>
              </text:list-item>
              <text:list-item>
                <text:p xml:id="id64" text:id="id64"><text:a xlink:href="http://symfony.com/doc/current/security/acl.html" xlink:type="simple">Access Control Lists</text:a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Dohvaćanje user objekta</text:p>
          </draw:text-box>
        </draw:frame>
        <draw:frame presentation:style-name="pr4" draw:layer="layout" svg:width="31.8cm" svg:height="20cm" svg:x="1.8cm" svg:y="4.6cm" presentation:class="outline" presentation:user-transformed="true">
          <draw:text-box>
            <text:list text:style-name="L2">
              <text:list-item>
                <text:p>Prijavljenog korisnika možemo dohvatiti unutar <text:a xlink:href="http://symfony.com/doc/current/security.html#retrieving-the-user-object" xlink:type="simple">akcije ili twig template-a</text:a></text:p>
              </text:list-item>
            </text:list>
            <text:p/>
          </draw:text-box>
        </draw:frame>
        <presentation:notes draw:style-name="dp2">
          <draw:page-thumbnail draw:style-name="gr1" draw:layer="layout" svg:width="0.001cm" svg:height="0.001cm" svg:x="0cm" svg:y="2.257cm" draw:page-number="1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Korisni linkovi</text:p>
          </draw:text-box>
        </draw:frame>
        <draw:frame presentation:style-name="pr4" draw:layer="layout" svg:width="32.399cm" svg:height="20cm" svg:x="1.8cm" svg:y="4.6cm" presentation:class="outline">
          <draw:text-box>
            <text:list text:style-name="L2">
              <text:list-item>
                <text:p><text:a xlink:href="http://symfony.com/doc/current/security.html" xlink:type="simple">Symfony security dokumentacija</text:a></text:p>
              </text:list-item>
              <text:list-item>
                <text:p><text:a xlink:href="http://symfony.com/doc/current/security/voters.html" xlink:type="simple">Symfony voters</text:a></text:p>
              </text:list-item>
              <text:list-item>
                <text:p><text:a xlink:href="http://symfony.com/doc/current/reference/configuration/security.html" xlink:type="simple">Default security.yml konfiguracija i objašnjenja</text:a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Za one koji žele znati više</text:p>
          </draw:text-box>
        </draw:frame>
        <draw:frame presentation:style-name="pr4" draw:layer="layout" svg:width="32.399cm" svg:height="20cm" svg:x="1.8cm" svg:y="4.6cm" presentation:class="outline" presentation:user-transformed="true">
          <draw:text-box>
            <text:list text:style-name="L2">
              <text:list-item>
                <text:p><text:a xlink:href="http://symfony.com/doc/current/doctrine/registration_form.html" xlink:type="simple">Implementacija registracijske forme</text:a></text:p>
              </text:list-item>
              <text:list-item>
                <text:p><text:a xlink:href="http://symfony.com/doc/current/security/multiple_user_providers.html" xlink:type="simple">Konfiguracija više user providera</text:a></text:p>
              </text:list-item>
              <text:list-item>
                <text:p><text:a xlink:href="http://symfony.com/doc/current/security/guard_authentication.html" xlink:type="simple">Custom autentifikacija koristeći Guard component</text:a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alibri2" svg:font-family="Calibri" style:font-family-generic="swiss"/>
    <style:font-face style:name="Consolas5" svg:font-family="Consolas" style:font-family-generic="modern" style:font-pitch="fixed"/>
    <style:font-face style:name="Consolas3" svg:font-family="Consolas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Consolas4" svg:font-family="Consolas" style:font-family-generic="modern" style:font-pitch="variable"/>
    <style:font-face style:name="Consolas2" svg:font-family="Consolas" style:font-adornments="Regular" style:font-family-generic="modern" style:font-pitch="variable"/>
    <style:font-face style:name="Lao UI2" svg:font-family="'Lao UI'" style:font-family-generic="modern" style:font-pitch="variable"/>
    <style:font-face style:name="Liberation Mono1" svg:font-family="'Liberation Mono', 'Courier New'" style:font-family-generic="moder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ao UI" svg:font-family="'Lao UI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ao UI1" svg:font-family="'Lao UI'" style:font-family-generic="swiss" style:font-pitch="variable"/>
    <style:font-face style:name="Arial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40000000300D1A4F8A600D53285.jpg" xlink:type="simple" xlink:show="embed" xlink:actuate="onLoad"/>
    <draw:fill-image draw:name="Bitmap_20_2" draw:display-name="Bitmap 2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r" fo:country="H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Calibri2" fo:font-family="Calibri" style:font-family-generic="swiss" fo:font-size="12pt" fo:language="hr" fo:country="BA" style:letter-kerning="true" style:font-name-asian="Arial1" style:font-family-asian="Arial" style:font-family-generic-asian="swiss" style:font-pitch-asian="variable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="Calibri2" fo:font-family="Calibri" style:font-family-generic="swiss" style:font-name-asian="Arial2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style:font-name="Calibri2" fo:font-family="Calibri" style:font-family-generic="swiss" fo:font-size="12pt" fo:font-style="italic" style:font-name-asian="Arial2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="Calibri2" fo:font-family="Calibri" style:font-family-generic="swiss" style:font-name-asian="Arial2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Code_20_style" style:display-name="Code style" style:family="graphic" style:parent-style-name="standard">
      <style:graphic-properties draw:stroke-dash="Dashed_20__28_var_29__20_4" draw:fill-color="#000000" draw:fill-gradient-name="Gradient_20_7" draw:fill-hatch-name="Hatching_20_1" draw:fill-image-name="Bitmap_20_2" draw:fill-image-width="0cm" draw:fill-image-height="0cm"/>
      <style:text-properties style:font-name="Consolas3" fo:font-family="Consolas" style:font-style-name="Regular" style:font-family-generic="modern" style:font-pitch="fixed"/>
    </style:style>
    <style:style style:name="PHP_25_20Akademija_25_20template_25_20v4-background" style:display-name="PHP%20Akademija%20template%20v4-background" style:family="presentation">
      <style:graphic-properties draw:stroke="none" draw:fill="none"/>
      <style:text-properties style:letter-kerning="true"/>
    </style:style>
    <style:style style:name="PHP_25_20Akademija_25_20template_25_20v4-backgroundobjects" style:display-name="PHP%20Akademija%20template%20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-notes" style:display-name="PHP%20Akademija%20template%20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outline1" style:display-name="PHP%20Akademija%20template%20v4-outline1" style:family="presentation">
      <style:graphic-properties draw:stroke="none" draw:fill="none" draw:auto-grow-height="false" draw:fit-to-size="shrink-to-fit">
        <text:list-style style:name="PHP_25_20Akademija_25_20template_25_20v4-outline1" style:display-name="PHP%20Akademija%20template%20v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outline2" style:display-name="PHP%20Akademija%20template%20v4-outline2" style:family="presentation" style:parent-style-name="PHP_25_20Akademija_25_20template_25_20v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HP_25_20Akademija_25_20template_25_20v4-outline3" style:display-name="PHP%20Akademija%20template%20v4-outline3" style:family="presentation" style:parent-style-name="PHP_25_20Akademija_25_20template_25_20v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HP_25_20Akademija_25_20template_25_20v4-outline4" style:display-name="PHP%20Akademija%20template%20v4-outline4" style:family="presentation" style:parent-style-name="PHP_25_20Akademija_25_20template_25_20v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HP_25_20Akademija_25_20template_25_20v4-outline5" style:display-name="PHP%20Akademija%20template%20v4-outline5" style:family="presentation" style:parent-style-name="PHP_25_20Akademija_25_20template_25_20v4-outline4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6" style:display-name="PHP%20Akademija%20template%20v4-outline6" style:family="presentation" style:parent-style-name="PHP_25_20Akademija_25_20template_25_20v4-outline5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7" style:display-name="PHP%20Akademija%20template%20v4-outline7" style:family="presentation" style:parent-style-name="PHP_25_20Akademija_25_20template_25_20v4-outline6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8" style:display-name="PHP%20Akademija%20template%20v4-outline8" style:family="presentation" style:parent-style-name="PHP_25_20Akademija_25_20template_25_20v4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9" style:display-name="PHP%20Akademija%20template%20v4-outline9" style:family="presentation" style:parent-style-name="PHP_25_20Akademija_25_20template_25_20v4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subtitle" style:display-name="PHP%20Akademija%20template%20v4-subtitle" style:family="presentation">
      <style:graphic-properties draw:stroke="none" draw:fill="none" draw:textarea-vertical-align="middle">
        <text:list-style style:name="PHP_25_20Akademija_25_20template_25_20v4-subtitle" style:display-name="PHP%20Akademija%20template%20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title" style:display-name="PHP%20Akademija%20template%20v4-title" style:family="presentation">
      <style:graphic-properties draw:stroke="none" draw:fill="none" draw:textarea-vertical-align="middle">
        <text:list-style style:name="PHP_25_20Akademija_25_20template_25_20v4-title" style:display-name="PHP%20Akademija%20template%20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background" style:display-name="PHP%20Akademija%20template%20v41-background" style:family="presentation">
      <style:graphic-properties draw:stroke="none" draw:fill="none"/>
      <style:text-properties style:letter-kerning="true"/>
    </style:style>
    <style:style style:name="PHP_25_20Akademija_25_20template_25_20v41-backgroundobjects" style:display-name="PHP%20Akademija%20template%20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1-notes" style:display-name="PHP%20Akademija%20template%20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outline1" style:display-name="PHP%20Akademija%20template%20v41-outline1" style:family="presentation">
      <style:graphic-properties draw:stroke="none" draw:fill="none" draw:auto-grow-height="false" draw:fit-to-size="shrink-to-fit">
        <text:list-style style:name="PHP_25_20Akademija_25_20template_25_20v41-outline1" style:display-name="PHP%20Akademija%20template%20v4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ao UI1" fo:font-family="'Lao UI'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outline2" style:display-name="PHP%20Akademija%20template%20v41-outline2" style:family="presentation" style:parent-style-name="PHP_25_20Akademija_25_20template_25_20v41-outline1">
      <style:paragraph-properties fo:margin-top="0.4cm" fo:margin-bottom="0cm"/>
      <style:text-properties fo:font-size="28pt" style:font-size-asian="28pt" style:font-size-complex="28pt"/>
    </style:style>
    <style:style style:name="PHP_25_20Akademija_25_20template_25_20v41-outline3" style:display-name="PHP%20Akademija%20template%20v41-outline3" style:family="presentation" style:parent-style-name="PHP_25_20Akademija_25_20template_25_20v41-outline2">
      <style:paragraph-properties fo:margin-top="0.3cm" fo:margin-bottom="0cm"/>
      <style:text-properties fo:font-size="24pt" style:font-size-asian="24pt" style:font-size-complex="24pt"/>
    </style:style>
    <style:style style:name="PHP_25_20Akademija_25_20template_25_20v41-outline4" style:display-name="PHP%20Akademija%20template%20v41-outline4" style:family="presentation" style:parent-style-name="PHP_25_20Akademija_25_20template_25_20v41-outline3">
      <style:paragraph-properties fo:margin-top="0.2cm" fo:margin-bottom="0cm"/>
      <style:text-properties fo:font-size="20pt" style:font-size-asian="20pt" style:font-size-complex="20pt"/>
    </style:style>
    <style:style style:name="PHP_25_20Akademija_25_20template_25_20v41-outline5" style:display-name="PHP%20Akademija%20template%20v41-outline5" style:family="presentation" style:parent-style-name="PHP_25_20Akademija_25_20template_25_20v41-outline4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6" style:display-name="PHP%20Akademija%20template%20v41-outline6" style:family="presentation" style:parent-style-name="PHP_25_20Akademija_25_20template_25_20v41-outline5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7" style:display-name="PHP%20Akademija%20template%20v41-outline7" style:family="presentation" style:parent-style-name="PHP_25_20Akademija_25_20template_25_20v41-outline6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8" style:display-name="PHP%20Akademija%20template%20v41-outline8" style:family="presentation" style:parent-style-name="PHP_25_20Akademija_25_20template_25_20v41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9" style:display-name="PHP%20Akademija%20template%20v41-outline9" style:family="presentation" style:parent-style-name="PHP_25_20Akademija_25_20template_25_20v41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subtitle" style:display-name="PHP%20Akademija%20template%20v41-subtitle" style:family="presentation">
      <style:graphic-properties draw:stroke="none" draw:fill="none" draw:textarea-vertical-align="middle">
        <text:list-style style:name="PHP_25_20Akademija_25_20template_25_20v41-subtitle" style:display-name="PHP%20Akademija%20template%20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title" style:display-name="PHP%20Akademija%20template%20v41-title" style:family="presentation">
      <style:graphic-properties draw:stroke="none" draw:fill="none" draw:textarea-vertical-align="middle">
        <text:list-style style:name="PHP_25_20Akademija_25_20template_25_20v41-title" style:display-name="PHP%20Akademija%20template%20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99ff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40pt" style:font-style-asian="normal" style:font-weight-asian="bold" style:font-name-complex="Mangal" style:font-family-complex="Mangal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PHP_25_20Akademija_25_20template_25_20v42-background" style:display-name="PHP%20Akademija%20template%20v4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PHP_25_20Akademija_25_20template_25_20v42-backgroundobjects" style:display-name="PHP%20Akademija%20template%20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2-notes" style:display-name="PHP%20Akademija%20template%20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outline1" style:display-name="PHP%20Akademija%20template%20v42-outline1" style:family="presentation">
      <style:graphic-properties draw:stroke="none" draw:fill="none" draw:auto-grow-height="false" draw:fit-to-size="shrink-to-fit">
        <text:list-style style:name="PHP_25_20Akademija_25_20template_25_20v42-outline1" style:display-name="PHP%20Akademija%20template%20v4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style:text-outline="false" style:text-line-through-style="none" style:text-line-through-type="none" style:font-name="Lao UI1" fo:font-family="'Lao UI'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outline2" style:display-name="PHP%20Akademija%20template%20v42-outline2" style:family="presentation" style:parent-style-name="PHP_25_20Akademija_25_20template_25_20v42-outline1">
      <style:paragraph-properties fo:margin-top="0.4cm" fo:margin-bottom="0cm"/>
      <style:text-properties style:font-name="Lao UI1" fo:font-family="'Lao UI'" style:font-family-generic="swiss" style:font-pitch="variable" fo:font-size="28pt" style:font-size-asian="28pt" style:font-size-complex="28pt"/>
    </style:style>
    <style:style style:name="PHP_25_20Akademija_25_20template_25_20v42-outline3" style:display-name="PHP%20Akademija%20template%20v42-outline3" style:family="presentation" style:parent-style-name="PHP_25_20Akademija_25_20template_25_20v42-outline2">
      <style:paragraph-properties fo:margin-top="0.3cm" fo:margin-bottom="0cm"/>
      <style:text-properties style:font-name="Lao UI1" fo:font-family="'Lao UI'" style:font-family-generic="swiss" style:font-pitch="variable" fo:font-size="24pt" style:font-size-asian="24pt" style:font-size-complex="24pt"/>
    </style:style>
    <style:style style:name="PHP_25_20Akademija_25_20template_25_20v42-outline4" style:display-name="PHP%20Akademija%20template%20v42-outline4" style:family="presentation" style:parent-style-name="PHP_25_20Akademija_25_20template_25_20v42-outline3">
      <style:paragraph-properties fo:margin-top="0.2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5" style:display-name="PHP%20Akademija%20template%20v42-outline5" style:family="presentation" style:parent-style-name="PHP_25_20Akademija_25_20template_25_20v42-outline4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6" style:display-name="PHP%20Akademija%20template%20v42-outline6" style:family="presentation" style:parent-style-name="PHP_25_20Akademija_25_20template_25_20v42-outline5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7" style:display-name="PHP%20Akademija%20template%20v42-outline7" style:family="presentation" style:parent-style-name="PHP_25_20Akademija_25_20template_25_20v42-outline6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8" style:display-name="PHP%20Akademija%20template%20v42-outline8" style:family="presentation" style:parent-style-name="PHP_25_20Akademija_25_20template_25_20v42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2-outline9" style:display-name="PHP%20Akademija%20template%20v42-outline9" style:family="presentation" style:parent-style-name="PHP_25_20Akademija_25_20template_25_20v42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2-subtitle" style:display-name="PHP%20Akademija%20template%20v42-subtitle" style:family="presentation">
      <style:graphic-properties draw:stroke="none" draw:fill="none" draw:textarea-vertical-align="middle">
        <text:list-style style:name="PHP_25_20Akademija_25_20template_25_20v42-subtitle" style:display-name="PHP%20Akademija%20template%20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title" style:display-name="PHP%20Akademija%20template%20v42-title" style:family="presentation">
      <style:graphic-properties draw:stroke="none" draw:fill="none" draw:textarea-vertical-align="middle">
        <text:list-style style:name="PHP_25_20Akademija_25_20template_25_20v42-title" style:display-name="PHP%20Akademija%20template%20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001cm" fo:page-height="27.0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HP_25_20Akademija_25_20template_25_20v4-backgroundobjects">
      <style:graphic-properties draw:stroke="none" draw:fill="none" draw:fill-color="#ffffff" draw:auto-grow-height="false" fo:min-height="1.485cm"/>
    </style:style>
    <style:style style:name="Mpr2" style:family="presentation" style:parent-style-name="PHP_25_20Akademija_25_20template_25_20v4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HP_25_20Akademija_25_20template_25_20v41-backgroundobjects">
      <style:graphic-properties draw:stroke="none" draw:fill="none" draw:fill-color="#ffffff" draw:auto-grow-height="false" fo:min-height="1.485cm"/>
    </style:style>
    <style:style style:name="Mpr4" style:family="presentation" style:parent-style-name="PHP_25_20Akademija_25_20template_25_20v41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HP_25_20Akademija_25_20template_25_20v42-title">
      <style:graphic-properties draw:auto-grow-height="false" fo:min-height="4.509cm"/>
    </style:style>
    <style:style style:name="Mpr6" style:family="presentation" style:parent-style-name="PHP_25_20Akademija_25_20template_25_20v42-backgroundobjects">
      <style:graphic-properties draw:stroke="none" draw:fill="none" draw:fill-color="#ffffff" draw:auto-grow-height="false" fo:min-height="1.863cm"/>
    </style:style>
    <style:style style:name="Mpr7" style:family="presentation" style:parent-style-name="PHP_25_20Akademija_25_20template_25_20v42-backgroundobjects">
      <style:graphic-properties draw:stroke="none" draw:fill="none" draw:fill-color="#ffffff" draw:auto-grow-height="false" fo:min-height="1.485cm"/>
    </style:style>
    <style:style style:name="Mpr8" style:family="presentation" style:parent-style-name="PHP_25_20Akademija_25_20template_25_20v4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HP_25_20Akademija_25_20template_25_20v4" style:display-name="PHP%20Akademija%20template%20v4" style:page-layout-name="PM1" draw:style-name="Mdp1">
      <draw:frame presentation:style-name="PHP_25_20Akademija_25_20template_25_20v4-title" draw:layer="backgroundobjects" svg:width="32.399cm" svg:height="4.508cm" svg:x="1.8cm" svg:y="1.077cm" presentation:class="title" presentation:placeholder="true">
        <draw:text-box/>
      </draw:frame>
      <draw:frame presentation:style-name="PHP_25_20Akademija_25_20template_25_20v4-outline1" draw:layer="backgroundobjects" svg:width="32.399cm" svg:height="15.659cm" svg:x="1.8cm" svg:y="6.318cm" presentation:class="outline" presentation:placeholder="true">
        <draw:text-box/>
      </draw:frame>
      <presentation:notes style:page-layout-name="PM0">
        <draw:page-thumbnail presentation:style-name="PHP_25_20Akademija_25_20template_25_20v4-title" draw:layer="backgroundobjects" svg:width="14.848cm" svg:height="11.136cm" svg:x="3.075cm" svg:y="2.257cm" presentation:class="page"/>
        <draw:frame presentation:style-name="PHP_25_20Akademija_25_20template_25_20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HP_25_20Akademija_25_20template_25_20v41" style:display-name="PHP%20Akademija%20template%20v41" style:page-layout-name="PM1" draw:style-name="Mdp1">
      <draw:frame presentation:style-name="PHP_25_20Akademija_25_20template_25_20v41-title" draw:layer="backgroundobjects" svg:width="25.8cm" svg:height="2.508cm" svg:x="1.8cm" svg:y="1.192cm" presentation:class="title" presentation:placeholder="true">
        <draw:text-box/>
      </draw:frame>
      <draw:frame presentation:style-name="PHP_25_20Akademija_25_20template_25_20v41-outline1" draw:layer="backgroundobjects" svg:width="32.399cm" svg:height="20cm" svg:x="1.8cm" svg:y="4.6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5" draw:layer="backgroundobjects" svg:width="10.58cm" svg:height="10.58cm" svg:x="25.5cm" svg:y="0.001cm">
        <draw:image xlink:href="Pictures/100002010000012C0000012CD115707560494350.png" xlink:type="simple" xlink:show="embed" xlink:actuate="onLoad">
          <text:p/>
        </draw:image>
      </draw:frame>
      <draw:frame draw:style-name="Mgr3" draw:text-style-name="MP5" draw:layer="backgroundobjects" svg:width="4.911cm" svg:height="1.374cm" svg:x="30.289cm" svg:y="24.9cm">
        <draw:image xlink:href="Pictures/10000201000000C800000038D046C8376240DA2E.png" xlink:type="simple" xlink:show="embed" xlink:actuate="onLoad">
          <text:p/>
        </draw:image>
      </draw:frame>
      <presentation:notes style:page-layout-name="PM0">
        <draw:page-thumbnail presentation:style-name="PHP_25_20Akademija_25_20template_25_20v41-title" draw:layer="backgroundobjects" svg:width="0.001cm" svg:height="0.001cm" svg:x="0cm" svg:y="2.257cm" presentation:class="page"/>
        <draw:frame presentation:style-name="PHP_25_20Akademija_25_20template_25_20v4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HP_25_20Akademija_25_20template_25_20v42" style:display-name="PHP%20Akademija%20template%20v42" style:page-layout-name="PM1" draw:style-name="Mdp2">
      <draw:frame presentation:style-name="Mpr5" draw:layer="backgroundobjects" svg:width="32.399cm" svg:height="4.508cm" svg:x="1.8cm" svg:y="1.077cm" presentation:class="title">
        <draw:text-box>
          <text:p>Click to edit the title text format</text:p>
        </draw:text-box>
      </draw:frame>
      <draw:frame presentation:style-name="PHP_25_20Akademija_25_20template_25_20v42-outline1" draw:layer="backgroundobjects" svg:width="32.399cm" svg:height="15.659cm" svg:x="1.8cm" svg:y="6.318cm" presentation:class="outline" presentation:placeholder="true">
        <draw:text-box/>
      </draw:frame>
      <draw:frame presentation:style-name="Mpr6" draw:text-style-name="MP2" draw:layer="backgroundobjects" svg:width="8.387cm" svg:height="1.862cm" svg:x="1.8cm" svg:y="24.597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1.411cm" svg:height="1.862cm" svg:x="12.312cm" svg:y="24.597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8.387cm" svg:height="1.862cm" svg:x="25.812cm" svg:y="24.59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HP_25_20Akademija_25_20template_25_20v42-title" draw:layer="backgroundobjects" svg:width="0.001cm" svg:height="0.001cm" svg:x="0cm" svg:y="2.257cm" presentation:class="page"/>
        <draw:frame presentation:style-name="PHP_25_20Akademija_25_20template_25_20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0T00:30:27.576000000</meta:creation-date>
    <dc:language>hr-HR</dc:language>
    <meta:editing-cycles>208</meta:editing-cycles>
    <meta:editing-duration>P1DT3H42M2S</meta:editing-duration>
    <meta:generator>LibreOffice/5.1.5.2$Windows_x86 LibreOffice_project/7a864d8825610a8c07cfc3bc01dd4fce6a9447e5</meta:generator>
    <dc:title>PHP Akademija template v4</dc:title>
    <dc:date>2016-12-19T14:55:10.467000000</dc:date>
    <meta:document-statistic meta:object-count="112"/>
  </office:meta>
</office:document-meta>
</file>